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Preformatted_20_Text">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3" style:family="paragraph" style:parent-style-name="Preformatted_20_Text">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Cmput 291</text:p>
      <text:p text:style-name="P1">Project 1</text:p>
      <text:p text:style-name="P1">Sarah Morris, Victoria Bobey, Eldon Lak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text:soft-page-break/>abhealthcare.py is a simple database application system, designed for Alberta Health Department to create prescriptions, keep track of test results, update patient information and search the database for patients, prescriptions and those who have reach the alarming age for a specific test without having taken that test. <text:s/></text:p>
      <text:p text:style-name="P2"/>
      <text:p text:style-name="P2">CreatePrescription:</text:p>
      <text:p text:style-name="P2"><text:tab/>This method allows the user to create a prescription for a patient. <text:s/>The user is prompted to enter employee number of the prescribing doctor, the test name and the patient health care number. If the user fails to enter any of the three fields, the application will notify the user of this and return to the main menu. <text:s/>The test type id for the specified test if found. <text:s/>The test id is used to check if there is a conflict with any tests the patient may not be allowed to take. <text:s/>If everything is entered and there are no conflicts, a new test record is made. <text:s/>The values that the user entered are stored in this record, along with a generated unique test id and the prescribed date (the current date). <text:s/>Values that were not asked for from the user, such as the result and the test date are left NULL until the test if actually preformed and the record is updated with this information. <text:s/>Once all of this has been completed successfully, the function returns a string telling the user that the creation of the prescription was successful. <text:s/><text:tab/></text:p>
      <text:p text:style-name="P2"/>
      <text:p text:style-name="P2">PreformTest:</text:p>
      <text:p text:style-name="P2"><text:tab/>This is a function to update the test record once a test has been preformed. <text:s/>The user is prompted to enter the patient health care number, the name of the test and the employee number of the doctor that prescribed the test. <text:s/>Once that has been entered the user is prompted to enter the lab name and the test results. <text:s/>The test results are then added to the test record for the specified test. <text:s/>This function returns the updated test record and displays it for the user to see that the update was successful. <text:s/></text:p>
      <text:p text:style-name="P2"/>
      <text:p text:style-name="P2">CheckTest:</text:p>
      <text:p text:style-name="P2"><text:tab/>This function checks if a patient has a valid prescription. <text:s/>That is, that a prescription has been created for the patient for the specific test and that the prescription has not been used yet. <text:s/>It takes the patient health care number, the name of the test and the employee number of the prescribing doctor. <text:s/>This function returns None when the prescription does not exist, or the test id of the valid prescription. </text:p>
      <text:p text:style-name="P2"/>
      <text:p text:style-name="P2">PreformSearch:</text:p>
      <text:p text:style-name="P2"><text:tab/>This function preforms the three searches available in the database application. <text:s/>It takes a variable that specifies which search is being asked to be preformed that is generated once the user has selected a type of search. <text:s/></text:p>
      <text:p text:style-name="P2"><text:tab/>The first search is the patient record search. <text:s/>It asks the user for either the patient health care number or the patient name and checks to make sure the patient name and health care number are valid and correspond, if both were entered by the user. <text:s/>With these, the search will find and list the health care number, patient name, test name, test date, <text:s/>and test result for all tests that were taken by that person. <text:s/>These values are what the function returns</text:p>
      <text:p text:style-name="P2"><text:tab/>The second search is the doctor prescription search. <text:s/>It finds the health care number, patient name, test name and prescribed date for all tests that were prescribed by a given doctor during a specified time period. <text:s/>The user is asked to enter the doctors name or employee number as well as the start and end dates to which the tests were prescribed. <text:s/>It will check to make sure the name or health care number are valid and that they correspond if both were entered. <text:s text:c="2"/>It will return the patient health care number, patient name, test name and prescribed date for all records that were found in the data base. <text:s/>These values are displayed for the user to see.</text:p>
      <text:p text:style-name="P2"><text:tab/>The third search is the alarming age search. <text:s/>It searches for the all of the patients who have reached the alarming age for a given test but have never taken a test of that type. <text:s/>It will ask the user to <text:soft-page-break/>input the type of the test that they would like to find the alarming age for. <text:s/>It will check to make sure that a test name was entered and that it is a valid test name. <text:s/>If it is unable to find an alarming age for the data it will return a string telling the user this. <text:s/>If no patients who have reached the alarming age for the test but have not taken the test are found it will return a string telling the user this. <text:s/>If patients with the right criteria are found it will display the patient health care number, patient name, patient address and phone number. <text:s text:c="2"/></text:p>
      <text:p text:style-name="P2"><text:tab/></text:p>
      <text:p text:style-name="P2">InformationUpdate:</text:p>
      <text:p text:style-name="P2"><text:tab/>This function will update a patient record or create one if the patient health care number does not exist. <text:s/>The user is prompted to enter the patient health care number, address, birthday and phone number. The patient health care number is checked to see if it is valid. <text:s/>If so, the patient record is updated with the provided information, returning with a string telling the user that the patient record was successfully updated. <text:s/>If it is not valid the user will be asked if they would like to create a patient record with the information that they supplied. <text:s/>Once the patient was successfully created the function will return a string telling the user this. <text:s/></text:p>
      <text:p text:style-name="P2"/>
      <text:p text:style-name="P2">Check_enum:</text:p>
      <text:p text:style-name="P2"><text:tab/>This is a boolean helper function used to check for the existence of a doctors employee number in the database. <text:s/>It will return one if the employee number exists and zero if it does not. <text:s/></text:p>
      <text:p text:style-name="P2"/>
      <text:p text:style-name="P2">Check_pnum:<text:line-break/><text:tab/>This is a boolean helper function used to check for the existence of a patients health care number in the database. <text:s/>It will return one if the health care number exists and zero if it does not. <text:s/></text:p>
      <text:p text:style-name="P2"/>
      <text:p text:style-name="P2">Check_ematch:</text:p>
      <text:p text:style-name="P2"><text:tab/>This is a boolean helper function to check if the employee heath care number corresponds to the employee name that were provided by the user. <text:s/>If it does not match it will return zero and if it does match it will return zero. <text:s/></text:p>
      <text:p text:style-name="P2"/>
      <text:p text:style-name="P2">Check_pmatch:</text:p>
      <text:p text:style-name="P2"><text:tab/>This is a boolean helper function that checks if the patient health care number corresponds to the patient name that were provided by the user. <text:s/>It will return one if they match and zero if they do not.</text:p>
      <text:p text:style-name="P2"/>
      <text:p text:style-name="P2">check_ename:</text:p>
      <text:p text:style-name="P2"><text:tab/>This is a helper function that checks for the existence of a doctor using the doctor name. <text:s/>This is called when only the doctor name was provided by the user. <text:s/>It returns none if the doctor name is not valid (i.e. does not exist) and the employee number of the doctor if the name does exist. </text:p>
      <text:p text:style-name="P2"/>
      <text:p text:style-name="P2">Check_pname:</text:p>
      <text:p text:style-name="P2"><text:tab/>This is a helper function that checks for the existence of a patient using the patients name. <text:s/>This is called when only the patient name was provided by the user. <text:s/>It will return None if the patient name does not exist and will return the patients health care number if the patient name does. <text:s/></text:p>
      <text:p text:style-name="P2"/>
      <text:p text:style-name="P2"/>
      <text:p text:style-name="P2"/>
      <text:p text:style-name="P2"/>
      <text:p text:style-name="P2"/>
      <text:p text:style-name="P2">The main function of the application allows the user to select what they would like to use the application for (i.e. update a patients information, do a search of the database, etc). <text:s/>By selecting a <text:soft-page-break/>option the main function will call the corresponding function. <text:s/>The functions that is calls are not directly the functions described above but instead functions that in turn call the above functions. <text:s/>These are the GUI functions. <text:s/>These functions provide the user interface. <text:s/>They help to format all of the output that the user sees and collect all of the input the user must provide. <text:s/>These function are:</text:p>
      <text:p text:style-name="P2"><text:tab/>guiPerscription</text:p>
      <text:p text:style-name="P2"><text:tab/>guiTest</text:p>
      <text:p text:style-name="P2"><text:tab/>guiUpdateInformation</text:p>
      <text:p text:style-name="P2"><text:tab/>guiSearch</text:p>
      <text:p text:style-name="P2"/>
      <text:p text:style-name="P2">This application will continue running until it is explicitly told to stop by the user. <text:s/>After each task is completed, the user is asked if they would like to continue with they applications. <text:s/>If so, the application returns to the main menu giving the user the ability to choose a new task to preform. <text:s/>Otherwise the application is end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8T14:56:08</dc:date>
    <dc:creator>Sarah Morris</dc:creator>
    <meta:generator>LibreOffice/3.5$Linux_X86_64 LibreOffice_project/350m1$Build-2</meta:generator>
    <meta:editing-duration>PT1H42M17S</meta:editing-duration>
    <meta:editing-cycles>34</meta:editing-cycles>
    <meta:document-statistic meta:table-count="0" meta:image-count="0" meta:object-count="0" meta:page-count="4" meta:paragraph-count="35" meta:word-count="1353" meta:character-count="7676" meta:non-whitespace-character-count="6260"/>
  </office:meta>
</office:document-meta>
</file>